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text-position="0% 100%" style:font-name="Ubuntu" fo:language="sk" fo:country="SK" style:text-underline-style="none" fo:font-weight="bold" officeooo:rsid="00071f55" officeooo:paragraph-rsid="00071f55" style:font-weight-asian="bold" style:font-weight-complex="bold"/>
    </style:style>
    <style:style style:name="P2" style:family="paragraph" style:parent-style-name="Text_20_body">
      <style:text-properties style:font-name="Ubuntu" fo:language="sk" fo:country="SK" officeooo:rsid="0003f88e" officeooo:paragraph-rsid="0003f88e"/>
    </style:style>
    <style:style style:name="P3" style:family="paragraph" style:parent-style-name="Text_20_body">
      <style:paragraph-properties fo:text-align="center" style:justify-single-word="false"/>
      <style:text-properties style:font-name="Ubuntu" fo:language="sk" fo:country="SK" style:text-underline-style="none" fo:font-weight="bold" officeooo:rsid="00066633" officeooo:paragraph-rsid="00066633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Ubuntu" fo:language="sk" fo:country="SK" style:text-underline-style="none" fo:font-weight="bold" officeooo:rsid="0007a93a" officeooo:paragraph-rsid="0007a93a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Ubuntu" fo:language="sk" fo:country="SK" style:text-underline-style="none" fo:font-weight="normal" officeooo:rsid="00071f55" officeooo:paragraph-rsid="00071f55" style:font-weight-asian="normal" style:font-weight-complex="normal"/>
    </style:style>
    <style:style style:name="P6" style:family="paragraph" style:parent-style-name="Title">
      <style:text-properties style:font-name="Ubuntu" fo:language="sk" fo:country="SK" officeooo:rsid="0003b0c6" officeooo:paragraph-rsid="0003b0c6"/>
    </style:style>
    <style:style style:name="P7" style:family="paragraph" style:parent-style-name="Text_20_body">
      <style:paragraph-properties fo:text-align="center" style:justify-single-word="false"/>
      <style:text-properties style:font-name="Ubuntu" fo:language="sk" fo:country="SK" style:text-underline-style="none" fo:font-weight="bold" officeooo:rsid="0007a93a" officeooo:paragraph-rsid="0007a93a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Ubuntu" fo:language="sk" fo:country="SK" style:text-underline-style="none" fo:font-weight="bold" officeooo:rsid="000ef13f" officeooo:paragraph-rsid="000ef13f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Ubuntu" fo:language="sk" fo:country="SK" style:text-underline-style="none" fo:font-weight="bold" officeooo:rsid="0011e9b3" officeooo:paragraph-rsid="0011e9b3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Ubuntu" fo:language="sk" fo:country="SK" style:text-underline-style="none" fo:font-weight="bold" officeooo:rsid="00292dbf" officeooo:paragraph-rsid="00292dbf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normal" style:font-weight-asian="normal" style:font-weight-complex="normal"/>
    </style:style>
    <style:style style:name="T4" style:family="text">
      <style:text-properties style:text-position="0% 100%" fo:font-weight="normal" officeooo:rsid="0010d0aa" style:font-weight-asian="normal" style:font-weight-complex="normal"/>
    </style:style>
    <style:style style:name="T5" style:family="text">
      <style:text-properties style:text-position="0% 100%" fo:font-weight="normal" officeooo:rsid="0024fb6b" style:font-weight-asian="normal" style:font-weight-complex="normal"/>
    </style:style>
    <style:style style:name="T6" style:family="text">
      <style:text-properties style:text-position="0% 100%" fo:font-weight="normal" officeooo:rsid="0027ace0" style:font-weight-asian="normal" style:font-weight-complex="normal"/>
    </style:style>
    <style:style style:name="T7" style:family="text">
      <style:text-properties style:text-position="0% 100%" fo:font-weight="normal" officeooo:rsid="00284c7c" style:font-weight-asian="normal" style:font-weight-complex="normal"/>
    </style:style>
    <style:style style:name="T8" style:family="text">
      <style:text-properties style:text-position="0% 100%" fo:font-weight="normal" officeooo:rsid="0036fde2" style:font-weight-asian="normal" style:font-weight-complex="normal"/>
    </style:style>
    <style:style style:name="T9" style:family="text">
      <style:text-properties style:text-position="0% 100%" fo:font-weight="normal" officeooo:rsid="00437996" style:font-weight-asian="normal" style:font-weight-complex="normal"/>
    </style:style>
    <style:style style:name="T10" style:family="text">
      <style:text-properties style:text-position="0% 100%" officeooo:rsid="000d58cf"/>
    </style:style>
    <style:style style:name="T11" style:family="text">
      <style:text-properties style:text-position="0% 100%" officeooo:rsid="0010d0aa"/>
    </style:style>
    <style:style style:name="T12" style:family="text">
      <style:text-properties style:text-position="0% 100%" officeooo:rsid="00284c7c"/>
    </style:style>
    <style:style style:name="T13" style:family="text">
      <style:text-properties officeooo:rsid="000550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nergia magnetickeho poľa</text:p>
      <text:p text:style-name="P2">Pre feromagneticku latku, závislosť B = mí * H môžeme nasať ako závislosť magnetického toku<text:span text:style-name="T13"> od budiaceho prúdu.</text:span></text:p>
      <text:p text:style-name="P3"><text:span text:style-name="T13">W</text:span>m = 0.5*fí*N*I</text:p>
      <text:p text:style-name="P5">Pre magnetické prostredie ktoré má plochu 1m<text:span text:style-name="T1">2 </text:span><text:span text:style-name="T2">a dĺžku 1m, energiu magnetickeho poľa môěme zapísať ako:</text:span></text:p>
      <text:p text:style-name="P1">Wm = 0.5*B*S*L(malým)*H</text:p>
      <text:p text:style-name="P4"><text:span text:style-name="T2">S*l = 1 </text:span><text:span text:style-name="T3"><text:s/>takže </text:span><text:span text:style-name="T2"><text:s/>Wm =0.5*B*H</text:span></text:p>
      <text:p text:style-name="P4"><text:span text:style-name="T10">M</text:span><text:span text:style-name="T2">agneticke pole začne pôsobiť na vodič ak voďič vložime do poľa pod uhlom 0-90,ak je voďič oproti poľu v 90 stupňovom uhle, je rovnobežný so siločiarami a vôbec na ňeho nepôsobý magnetizmus.</text:span></text:p>
      <text:p text:style-name="P8"><text:span text:style-name="T2">Vodič sa vychyľuje podľa prúdu: </text:span><text:span text:style-name="T4">Keď je + na + ťahá do poľa</text:span></text:p>
      <text:p text:style-name="P8"><text:span text:style-name="T4"><text:tab/><text:tab/><text:tab/><text:tab/><text:tab/> <text:s text:c="6"/>Keď je – na + ťahá von z poľa</text:span></text:p>
      <text:p text:style-name="P9"><text:span text:style-name="T11">S</text:span><text:span text:style-name="T2">ilové pôsobenie magnetického poľa medzi dvomi paralernými vodičmi.</text:span><text:span text:style-name="T3"> </text:span><text:span text:style-name="T5">Keď mame 2 voďiče a prúdy nesúhlasne orientované, voďiče sa opudzujú. </text:span><text:span text:style-name="T6">Ak je smer prúdu súhlasný vodiče sa priťahujú.</text:span></text:p>
      <text:p text:style-name="P10"><text:span text:style-name="T12">S</text:span><text:span text:style-name="T2">ilové pôsobenie magnetického poľa na magnet.</text:span><text:span text:style-name="T3"> </text:span><text:span text:style-name="T8">Ak bude </text:span><text:span text:style-name="T9">magnetické pole pôsobiť na magnet siločiary sa zhusťujú, pretože vzniká medzi nimi silové pôsoben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06:32:18.305873312</meta:creation-date>
    <dc:date>2018-03-23T07:39:48.739239798</dc:date>
    <meta:editing-duration>PT27M15S</meta:editing-duration>
    <meta:editing-cycles>18</meta:editing-cycles>
    <meta:generator>LibreOffice/6.0.2.1.0$Linux_X86_64 LibreOffice_project/00m0$Build-1</meta:generator>
    <meta:document-statistic meta:table-count="0" meta:image-count="0" meta:object-count="0" meta:page-count="1" meta:paragraph-count="11" meta:word-count="151" meta:character-count="930" meta:non-whitespace-character-count="775"/>
  </office:meta>
</office:document-meta>
</file>